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7d627" officeooo:paragraph-rsid="0017d62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8de2a" officeooo:paragraph-rsid="0018de2a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a1f72" officeooo:paragraph-rsid="001a1f72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normal" officeooo:rsid="0017d627" officeooo:paragraph-rsid="0017d627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8de2a" officeooo:paragraph-rsid="0018de2a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a1f72" officeooo:paragraph-rsid="001a1f72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1b2bd9" officeooo:paragraph-rsid="001b2bd9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none" fo:font-weight="bold" officeooo:rsid="001b2bd9" officeooo:paragraph-rsid="001b2bd9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style:text-underline-style="none" fo:font-weight="bold" officeooo:rsid="002136e1" officeooo:paragraph-rsid="002136e1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none" fo:font-weight="bold" officeooo:rsid="00240d09" officeooo:paragraph-rsid="00240d09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style:text-underline-style="none" fo:font-weight="bold" officeooo:rsid="0027a915" officeooo:paragraph-rsid="0027a915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none" fo:font-weight="normal" officeooo:rsid="001b2bd9" officeooo:paragraph-rsid="001b2bd9" style:font-size-asian="15pt" style:font-weight-asian="normal" style:font-size-complex="15pt" style:font-weight-complex="normal"/>
    </style:style>
    <style:style style:name="P13" style:family="paragraph" style:parent-style-name="Standard">
      <style:text-properties fo:font-size="15pt" style:text-underline-style="none" fo:font-weight="normal" officeooo:rsid="002136e1" officeooo:paragraph-rsid="002136e1" style:font-size-asian="15pt" style:font-weight-asian="normal" style:font-size-complex="15pt" style:font-weight-complex="normal"/>
    </style:style>
    <style:style style:name="P14" style:family="paragraph" style:parent-style-name="Standard">
      <style:text-properties fo:font-size="15pt" style:text-underline-style="none" fo:font-weight="normal" officeooo:rsid="00240d09" officeooo:paragraph-rsid="00240d09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style:text-underline-style="none" fo:font-weight="normal" officeooo:rsid="0027a915" officeooo:paragraph-rsid="0027a915" style:font-size-asian="15pt" style:font-weight-asian="normal" style:font-size-complex="15pt" style:font-weight-complex="normal"/>
    </style:style>
    <style:style style:name="T1" style:family="text">
      <style:text-properties officeooo:rsid="0018de2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89de" style:font-weight-asian="normal" style:font-weight-complex="normal"/>
    </style:style>
    <style:style style:name="T4" style:family="text">
      <style:text-properties officeooo:rsid="001dfb36"/>
    </style:style>
    <style:style style:name="T5" style:family="text">
      <style:text-properties officeooo:rsid="002189de"/>
    </style:style>
    <style:style style:name="T6" style:family="text">
      <style:text-properties officeooo:rsid="0022b3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D44 – Your life is currency</text:p>
      <text:p text:style-name="P4"/>
      <text:p text:style-name="P4">- Small scale city sim</text:p>
      <text:p text:style-name="P4">- 2 stats – heart and soul</text:p>
      <text:p text:style-name="P4">- heart and soul are spent on improving city</text:p>
      <text:p text:style-name="P4">- must balance your own life vs profit/city happiness?</text:p>
      <text:p text:style-name="P4">- <text:span text:style-name="T1">can’t watch the city all the time – you must sleep and perform self-care in order to keep heart and soul up</text:span></text:p>
      <text:p text:style-name="P4"/>
      <text:p text:style-name="P2">2 main game states:</text:p>
      <text:p text:style-name="P2"/>
      <text:p text:style-name="P5">1. City sim</text:p>
      <text:p text:style-name="P5">- behaves like a stripped down simcity</text:p>
      <text:p text:style-name="P5">- must balance city heart/soul budget to keep city prospering</text:p>
      <text:p text:style-name="P5">- can also delegate other city officials heart/soul, but must keep balance for them as well.</text:p>
      <text:p text:style-name="P5"/>
      <text:p text:style-name="P5">2. “Self-care”</text:p>
      <text:p text:style-name="P5">- various minigames (sub-states)</text:p>
      <text:p text:style-name="P5">- quick succession of warioware-style short minigames (10s max)</text:p>
      <text:p text:style-name="P5">- wager heart and soul on how successful you think you could be at the games</text:p>
      <text:p text:style-name="P5"/>
      <text:p text:style-name="P5"/>
      <text:p text:style-name="P3">2 additional states:</text:p>
      <text:p text:style-name="P3"/>
      <text:p text:style-name="P6">1. “tutorial”</text:p>
      <text:p text:style-name="P6">- slideshow explaining game mechanics after you hit play</text:p>
      <text:p text:style-name="P6"/>
      <text:p text:style-name="P6">2. game over</text:p>
      <text:p text:style-name="P6">- game over screen, space to continue.</text:p>
      <text:p text:style-name="P6"/>
      <text:p text:style-name="P6"/>
      <text:p text:style-name="P7">Buildings</text:p>
      <text:p text:style-name="P8">WORKPLACES – lower unemployment</text:p>
      <text:p text:style-name="P12">- supermarket - (-3% per 4% pop to a cap of 15%) - <text:span text:style-name="T5">cost 20 soul</text:span></text:p>
      <text:p text:style-name="P12">- gas station - (-2% per 4% pop to a cap of 10%) - <text:span text:style-name="T5">cost 15 soul</text:span></text:p>
      <text:p text:style-name="P12">- <text:span text:style-name="T4">office building - (-2% per 4% pop to a cap of 60%) - cost 50 soul</text:span></text:p>
      <text:p text:style-name="P12"/>
      <text:p text:style-name="P8">HOMES – lower population cap</text:p>
      <text:p text:style-name="P8"><text:soft-page-break/>- <text:span text:style-name="T2">high rise - (-10% cap per building) – </text:span><text:span text:style-name="T3">cost 50 heart</text:span></text:p>
      <text:p text:style-name="P8"><text:span text:style-name="T2">- family home - (-5% cap per building) –</text:span><text:span text:style-name="T3"> cost 40 heart</text:span></text:p>
      <text:p text:style-name="P8"><text:span text:style-name="T2">- shack - (-0.5% cap per building) – </text:span><text:span text:style-name="T3">cost 10 heart</text:span></text:p>
      <text:p text:style-name="P8"><text:span text:style-name="T2"/></text:p>
      <text:p text:style-name="P9">POLICE – lower crime rate</text:p>
      <text:p text:style-name="P13">- police station (-<text:span text:style-name="T6">7</text:span>% crime per building) – <text:span text:style-name="T5">cost 10 soul</text:span></text:p>
      <text:p text:style-name="P13"/>
      <text:p text:style-name="P11">RECREATION – raise happiness</text:p>
      <text:p text:style-name="P15">- playground – cost 10 heart</text:p>
      <text:p text:style-name="P15">- gym – cost 15 heart</text:p>
      <text:p text:style-name="P15">- bar – cost 20 heart</text:p>
      <text:p text:style-name="P13"/>
      <text:p text:style-name="P10">self-care:</text:p>
      <text:p text:style-name="P14">- reading: raises soul</text:p>
      <text:p text:style-name="P14">- donating to charity: raises heart</text:p>
      <text:p text:style-name="P14">- bike ride in the park: raises soul</text:p>
      <text:p text:style-name="P14">- nature walk: raises soul</text:p>
      <text:p text:style-name="P14">- tv with family: raises heart</text:p>
      <text:p text:style-name="P14">- eat dinner: raises heart and soul</text:p>
      <text:p text:style-name="P14">- sleep: raises heart and soul</text:p>
      <text:p text:style-name="P14">- dancing: raises soul</text:p>
      <text:p text:style-name="P14">- meditate: raises soul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8:56:37.269005034</meta:creation-date>
    <dc:date>2019-04-27T21:21:25.654089339</dc:date>
    <meta:editing-duration>PT3H42M22S</meta:editing-duration>
    <meta:editing-cycles>11</meta:editing-cycles>
    <meta:generator>LibreOffice/6.2.2.2$Linux_X86_64 LibreOffice_project/20$Build-2</meta:generator>
    <meta:document-statistic meta:table-count="0" meta:image-count="0" meta:object-count="0" meta:page-count="2" meta:paragraph-count="45" meta:word-count="324" meta:character-count="1694" meta:non-whitespace-character-count="1401"/>
  </office:meta>
</office:document-meta>
</file>